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ohit Hindi1" svg:font-family="'Lohit Hindi'"/>
    <style:font-face style:name="OpenSymbol" svg:font-family="OpenSymbol"/>
    <style:font-face style:name="Verdana" svg:font-family="Verdana, 'Lucida Grande', Lucida,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6563in" fo:margin-right="0in" fo:margin-top="0in" fo:margin-bottom="0in" fo:text-align="start" style:justify-single-word="false" fo:orphans="2" fo:widows="2" fo:text-indent="0in" style:auto-text-indent="false" fo:padding="0in" fo:border="none"/>
    </style:style>
    <style:style style:name="P2" style:family="paragraph" style:parent-style-name="Text_20_body">
      <style:paragraph-properties fo:margin-left="0.6563in" fo:margin-right="0in" fo:margin-top="0in" fo:margin-bottom="0in" fo:text-align="start" style:justify-single-word="false" fo:orphans="2" fo:widows="2" fo:text-indent="0in" style:auto-text-indent="false" fo:padding="0in" fo:border="none"/>
      <style:text-properties fo:font-variant="normal" fo:text-transform="none" fo:color="#1b022b" style:font-name="Verdana" fo:font-size="10.5pt" fo:letter-spacing="normal" fo:font-style="normal" fo:font-weight="normal"/>
    </style:style>
    <style:style style:name="P3" style:family="paragraph" style:parent-style-name="Text_20_body" style:list-style-name="L1">
      <style:paragraph-properties fo:margin-left="0.6563in" fo:margin-right="0in" fo:margin-top="0in" fo:margin-bottom="0in" fo:text-align="start" style:justify-single-word="false" fo:orphans="2" fo:widows="2" fo:text-indent="0in" style:auto-text-indent="false" fo:padding="0in" fo:border="none"/>
      <style:text-properties fo:font-variant="normal" fo:text-transform="none" fo:color="#1b022b" style:font-name="Verdana" fo:font-size="10.5pt" fo:letter-spacing="normal" fo:font-style="normal" fo:font-weight="normal"/>
    </style:style>
    <style:style style:name="P4" style:family="paragraph" style:parent-style-name="Text_20_body" style:list-style-name="L2">
      <style:paragraph-properties fo:margin-left="0.6563in" fo:margin-right="0in" fo:margin-top="0in" fo:margin-bottom="0in" fo:text-align="start" style:justify-single-word="false" fo:orphans="2" fo:widows="2" fo:text-indent="0in" style:auto-text-indent="false" fo:padding="0in" fo:border="none"/>
      <style:text-properties fo:font-variant="normal" fo:text-transform="none" fo:color="#1b022b" style:font-name="Verdana" fo:font-size="10.5pt" fo:letter-spacing="normal" fo:font-style="normal" fo:font-weight="normal"/>
    </style:style>
    <style:style style:name="P5" style:family="paragraph" style:parent-style-name="Text_20_body" style:list-style-name="L3">
      <style:paragraph-properties fo:margin-left="0.6563in" fo:margin-right="0in" fo:margin-top="0in" fo:margin-bottom="0in" fo:text-align="start" style:justify-single-word="false" fo:orphans="2" fo:widows="2" fo:text-indent="0in" style:auto-text-indent="false" fo:padding="0in" fo:border="none"/>
      <style:text-properties fo:font-variant="normal" fo:text-transform="none" fo:color="#1b022b" style:font-name="Verdana" fo:font-size="10.5pt" fo:letter-spacing="normal" fo:font-style="normal" fo:font-weight="normal"/>
    </style:style>
    <style:style style:name="P6" style:family="paragraph" style:parent-style-name="Text_20_body" style:list-style-name="L4">
      <style:paragraph-properties fo:margin-left="0.6563in" fo:margin-right="0in" fo:margin-top="0in" fo:margin-bottom="0in" fo:text-align="start" style:justify-single-word="false" fo:orphans="2" fo:widows="2" fo:text-indent="0in" style:auto-text-indent="false" fo:padding="0in" fo:border="none"/>
      <style:text-properties fo:font-variant="normal" fo:text-transform="none" fo:color="#1b022b" style:font-name="Verdana" fo:font-size="10.5pt" fo:letter-spacing="normal" fo:font-style="normal" fo:font-weight="normal"/>
    </style:style>
    <style:style style:name="P7" style:family="paragraph" style:parent-style-name="Text_20_body" style:list-style-name="L5">
      <style:paragraph-properties fo:margin-left="0.6563in" fo:margin-right="0in" fo:margin-top="0in" fo:margin-bottom="0in" fo:text-align="start" style:justify-single-word="false" fo:orphans="2" fo:widows="2" fo:text-indent="0in" style:auto-text-indent="false" fo:padding="0in" fo:border="none"/>
      <style:text-properties fo:font-variant="normal" fo:text-transform="none" fo:color="#1b022b" style:font-name="Verdana" fo:font-size="10.5pt" fo:letter-spacing="normal" fo:font-style="normal" fo:font-weight="normal"/>
    </style:style>
    <style:style style:name="P8" style:family="paragraph" style:parent-style-name="Text_20_body" style:list-style-name="L6">
      <style:paragraph-properties fo:margin-left="0.6563in" fo:margin-right="0in" fo:margin-top="0in" fo:margin-bottom="0in" fo:text-align="start" style:justify-single-word="false" fo:orphans="2" fo:widows="2" fo:text-indent="0in" style:auto-text-indent="false" fo:padding="0in" fo:border="none"/>
      <style:text-properties fo:font-variant="normal" fo:text-transform="none" fo:color="#1b022b" style:font-name="Verdana" fo:font-size="10.5pt" fo:letter-spacing="normal" fo:font-style="normal" fo:font-weight="normal"/>
    </style:style>
    <style:style style:name="P9" style:family="paragraph" style:parent-style-name="Text_20_body" style:list-style-name="L7">
      <style:paragraph-properties fo:margin-left="0.6563in" fo:margin-right="0in" fo:margin-top="0in" fo:margin-bottom="0in" fo:text-align="start" style:justify-single-word="false" fo:orphans="2" fo:widows="2" fo:text-indent="0in" style:auto-text-indent="false" fo:padding="0in" fo:border="none"/>
      <style:text-properties fo:font-variant="normal" fo:text-transform="none" fo:color="#1b022b" style:font-name="Verdana" fo:font-size="10.5pt" fo:letter-spacing="normal" fo:font-style="normal" fo:font-weight="normal"/>
    </style:style>
    <style:style style:name="P10" style:family="paragraph" style:parent-style-name="Text_20_body">
      <style:paragraph-properties fo:margin-left="0.6563in" fo:margin-right="0in" fo:margin-top="0in" fo:margin-bottom="0in" fo:text-align="start" style:justify-single-word="false" fo:orphans="2" fo:widows="2" fo:text-indent="0in" style:auto-text-indent="false" fo:padding="0in" fo:border="none"/>
      <style:text-properties fo:font-variant="normal" fo:text-transform="none" fo:color="#1b022b" style:font-name="Verdana" fo:font-size="10.5pt" fo:letter-spacing="normal" fo:font-style="normal" style:text-underline-style="solid" style:text-underline-width="auto" style:text-underline-color="font-color" fo:font-weight="bold" style:font-weight-asian="bold" style:font-weight-complex="bold"/>
    </style:style>
    <style:style style:name="P11" style:family="paragraph" style:parent-style-name="Text_20_body">
      <style:paragraph-properties fo:margin-left="0.6563in" fo:margin-right="0in" fo:margin-top="0in" fo:margin-bottom="0in" fo:text-align="start" style:justify-single-word="false" fo:orphans="2" fo:widows="2" fo:text-indent="0in" style:auto-text-indent="false" fo:padding="0in" fo:border="none"/>
      <style:text-properties fo:font-variant="normal" fo:text-transform="none" fo:color="#1b022b" style:font-name="Verdana" fo:font-size="24pt" fo:letter-spacing="normal" fo:font-style="normal" fo:font-weight="bold" style:font-size-asian="24pt" style:font-weight-asian="bold" style:font-size-complex="24pt" style:font-weight-complex="bold"/>
    </style:style>
    <style:style style:name="P12" style:family="paragraph" style:parent-style-name="Text_20_body">
      <style:paragraph-properties fo:margin-left="0.6563in" fo:margin-right="0in" fo:margin-top="0in" fo:margin-bottom="0in" fo:text-align="start" style:justify-single-word="false" fo:orphans="2" fo:widows="2" fo:text-indent="0in" style:auto-text-indent="false" fo:padding="0in" fo:border="none"/>
      <style:text-properties fo:font-variant="normal" fo:text-transform="none" fo:color="#1b022b" fo:letter-spacing="normal"/>
    </style:style>
    <style:style style:name="P13" style:family="paragraph" style:parent-style-name="Text_20_body">
      <style:paragraph-properties fo:margin-left="0.6563in" fo:margin-right="0in" fo:margin-top="0in" fo:margin-bottom="0in" fo:text-align="start" style:justify-single-word="false" fo:orphans="2" fo:widows="2" fo:text-indent="0in" style:auto-text-indent="false" fo:padding="0in" fo:border="none"/>
      <style:text-properties fo:font-variant="normal" fo:text-transform="none" fo:color="#000000" style:font-name="Arial" fo:font-size="9.75pt" fo:letter-spacing="normal" fo:font-style="normal" fo:font-weight="normal"/>
    </style:style>
    <style:style style:name="P14" style:family="paragraph" style:parent-style-name="Heading_20_4">
      <style:text-properties fo:font-variant="normal" fo:text-transform="none" fo:color="#1b022b" style:text-line-through-style="none" style:font-name="Verdana" fo:font-size="12.75pt" fo:letter-spacing="normal" fo:font-style="normal" style:text-underline-style="none" fo:font-weight="bold" style:text-blinking="false"/>
    </style:style>
    <style:style style:name="P15" style:family="paragraph" style:parent-style-name="Heading_20_4">
      <style:paragraph-properties fo:margin-left="0.6252in" fo:margin-right="0in" fo:margin-top="0in" fo:margin-bottom="0in" fo:text-align="start" style:justify-single-word="false" fo:orphans="2" fo:widows="2" fo:text-indent="0in" style:auto-text-indent="false" fo:background-color="#ffffff" fo:padding="0in" fo:border="none">
        <style:background-image/>
      </style:paragraph-properties>
      <style:text-properties fo:font-variant="normal" fo:text-transform="none" fo:color="#1b022b" style:text-line-through-style="none" style:font-name="Verdana" fo:font-size="12.75pt" fo:letter-spacing="normal" fo:font-style="normal" style:text-underline-style="none" fo:font-weight="bold" style:text-blinking="false"/>
    </style:style>
    <style:style style:name="T1" style:family="text">
      <style:text-properties style:font-name="Verdana" fo:font-size="10.5pt" fo:font-style="normal" fo:font-weight="normal"/>
    </style:style>
    <style:style style:name="T2" style:family="text">
      <style:text-properties fo:font-variant="normal" fo:text-transform="none" fo:color="#1b022b" style:font-name="Verdana" fo:font-size="10.5pt" fo:letter-spacing="normal" fo:font-style="normal" fo:font-weight="normal"/>
    </style:style>
    <style:style style:name="T3" style:family="text">
      <style:text-properties fo:font-variant="normal" fo:text-transform="none" fo:color="#800080" style:text-line-through-style="none" style:font-name="Verdana" fo:font-size="10.5pt" fo:letter-spacing="normal" fo:font-style="normal" style:text-underline-style="none" fo:font-weight="normal" style:text-blinking="false"/>
    </style:style>
    <style:style style:name="T4" style:family="text">
      <style:text-properties fo:color="#000000" style:font-name="Arial" fo:font-size="9.75pt"/>
    </style:style>
    <style:style style:name="T5" style:family="text">
      <style:text-properties fo:color="#000000" style:font-name="Arial" fo:font-size="9.75pt" fo:font-style="normal" fo:font-weight="normal"/>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4"><text:bookmark text:name="part_1_-_isolet_dataset_and_pre-processing"/>Part 1 - Isolet Dataset and Pre-processing</text:h>
      <text:p text:style-name="P1"><text:span text:style-name="T2">We're going to experiment with Isolet, a spoken letter recognition dataset. This is a relatively large set with over 600 input features per sample, 26 categories, and over 6000 training samples. The dataset contains speech data from 150 subjects who spoke the name of each letter of the alphabet twice. Hence, there are 52 training examples from each speaker. The features include spectral coefficients (resulting from Fourier transform) as well as other features (contour features, sonorant features, pre-sonorant features, and post-sonorant features). There are 5 parts: 1 to 4 with training data, part 5 with testing data. Information and dataset can be found here: </text:span><text:a xlink:type="simple" xlink:href="http://archive.ics.uci.edu/ml/datasets/ISOLET"><text:span text:style-name="T3">http://archive.ics.uci.edu/ml/datasets/ISOLET</text:span></text:a></text:p>
      <text:p text:style-name="P2">You're going to write a script 'isolet.lua' containing 'getIsoletDatasets()' that returns the 'train' and 'test' datasets.</text:p>
      <text:p text:style-name="P2">The train and test datasets should follow the Torch dataset convention: “A dataset is an object which implements the operator dataset[index] and implements the method dataset:size(). The size() methods returns the number of examples and dataset[i] has to return the i-th example. An example has to be an object which implements the operator example[field], where field often takes the value 1 (for input features) or 2 (for corresponding labels), i.e an example is a pair of input and output objects.” Note that spambase.lua of the previous assignment also followed this convention.</text:p>
      <text:p text:style-name="P2">Like in 'spambase.lua', the features should be invididually normalized (zero mean, unit variance) and the training set should be randomly shuffled.</text:p>
      <text:p text:style-name="P2">Q1.1: Download dataset and implement 'isolet.lua' as described above.</text:p>
      <text:p text:style-name="P2"/>
      <text:p text:style-name="P10">IMPLEMENTED IN CODE</text:p>
      <text:p text:style-name="P2"/>
      <text:p text:style-name="P2">Q1.2: Write a script 'whitening.lua' containing 'whitenDatasets(train, test, k)' that performs a whitening transform on your dataset. The function should transforms the 'N' original (normalized) features to the top 'k' principal components. Tip: use the 'torch.svd(…)' function. The resulting features should be uncorrelated (in the trainingset) and have zero mean and unit variance. The function 'whitenDatasets(…)' should return the whitened train- and testsets.</text:p>
      <text:p text:style-name="P2"/>
      <text:p text:style-name="P10">IMPLEMENTED IN CODE</text:p>
      <text:p text:style-name="P2"/>
      <text:h text:style-name="P15" text:outline-level="4"><text:bookmark text:name="part_2_-_torch_neural-network_package"/>Part 2 - Torch neural-network package</text:h>
      <text:p text:style-name="P1"><text:span text:style-name="T2">Take a look at the powerful Torch7 neural-network package as described in the manual: </text:span><text:a xlink:type="simple" xlink:href="http://www.torch.ch/manual/nn/index"><text:span text:style-name="T3">http://www.torch.ch/manual/nn/index</text:span></text:a></text:p>
      <text:p text:style-name="P2"/>
      <text:p text:style-name="P2">Q2.1: What basic algorithm is used to differentiate a neural network (consisting of a sequence of 'modules') w.r.t. its parameters? Explain concisely, in max 10 sentences, the algorithm.</text:p>
      <text:p text:style-name="P2"/>
      <text:p text:style-name="P2"/>
      <text:p text:style-name="P11">TO BE DONE</text:p>
      <text:p text:style-name="P11"/>
      <text:p text:style-name="P12"><text:span text:style-name="T1">Backpropagation </text:span><text:span text:style-name="T5">Backpropagation is a popular form of training multi-layer neural networks. Backpropagation solved the problem of how to train multi layer neural networks by propagating training values backward from output to hidden and input layers.</text:span></text:p>
      <text:p text:style-name="P13">Back-propagation adjusts the weights to reach the minima of the error function.  However, the network can be trapped in local minima. </text:p>
      <text:p text:style-name="P2"/>
      <text:p text:style-name="P2"><text:soft-page-break/></text:p>
      <text:p text:style-name="P2"/>
      <text:p text:style-name="P2"/>
      <text:p text:style-name="P2"/>
      <text:p text:style-name="P2"/>
      <text:p text:style-name="P2"/>
      <text:p text:style-name="P2"/>
      <text:p text:style-name="P2">Q2.2: In 'models.lua', write functions that return the following Torch models. The last module of the model should be LogSoftMax, such that the models outputs log-probabilities of the classes.</text:p>
      <text:list xml:id="list1146809011" text:style-name="L1">
        <text:list-item>
          <text:p text:style-name="P3">Logistic regression</text:p>
        </text:list-item>
        <text:list-item>
          <text:p text:style-name="P3">A two-layer neural network (linear→tanh→linear→logsoftmax), where the number of hidden units is a construction parameter. Note that the Linear module contains a 'bias' term.</text:p>
        </text:list-item>
      </text:list>
      <text:p text:style-name="P2"/>
      <text:p text:style-name="P10">IMPLEMENTED IN CODE</text:p>
      <text:p text:style-name="P2"/>
      <text:h text:style-name="P15" text:outline-level="4"><text:bookmark text:name="part_3_-_radial_basis_function_network"/>Part 3 - Radial Basis Function Network</text:h>
      <text:p text:style-name="P2">You're now going to implement some new modules to create a RBF network. Make sure your modules are compatible with the 'nn' package. Put every module in their own file.</text:p>
      <text:p text:style-name="P2">Q3.1: Implement a 'RBF' (Radial Basis Function) module:</text:p>
      <text:list xml:id="list1159552992" text:style-name="L2">
        <text:list-item>
          <text:p text:style-name="P4">The function is: z_i = sum_j( (x_j - W_ij)^2) where 'x_j' is j-th element of the input vector, 'W_ij' is the element of the i-th row and j-th column of a matrix of prototypes W and 'z_i' is the i-th element of the output vector 'z'.</text:p>
        </text:list-item>
        <text:list-item>
          <text:p text:style-name="P4">Justify your differentiation function ('updateGradInput(…)') with a full derivation.</text:p>
        </text:list-item>
      </text:list>
      <text:p text:style-name="P2">Q3.2: Implement a 'MulPos' (multiplication with positive number) module:</text:p>
      <text:list xml:id="list1529903583" text:style-name="L3">
        <text:list-item>
          <text:p text:style-name="P5">The module is similar to the existing 'Mul' module, but with strictly positive multiplicative factor. How could you enforce such constraint? Hint: you can let the module compute z_i = e^w * x_i, where 'w' is your weight. The weight can be any real number but e^w will always be strictly positive.</text:p>
        </text:list-item>
        <text:list-item>
          <text:p text:style-name="P5">Justify the differentiation function with a derivation</text:p>
        </text:list-item>
      </text:list>
      <text:p text:style-name="P2">Q3.3: Implement a 'NegExp' (negative exponent) module:</text:p>
      <text:list xml:id="list371308408" text:style-name="L4">
        <text:list-item>
          <text:p text:style-name="P6">The function is: z_i = e^(-x_i)</text:p>
        </text:list-item>
        <text:list-item>
          <text:p text:style-name="P6">Justify the differentiation function with a derivation</text:p>
        </text:list-item>
      </text:list>
      <text:p text:style-name="P2">You have now written all necessary modules to create a standard RBF network.</text:p>
      <text:p text:style-name="P2">Q3.4: Write a RBF model constuctor function: (rbf → mulpos → negexp → linear → logsoftmax).</text:p>
      <text:p text:style-name="P2">Q3.5: Bonus points: Write an advanced module of your choice, for instance:</text:p>
      <text:list xml:id="list74430536" text:style-name="L5">
        <text:list-item>
          <text:p text:style-name="P7">An extended 'RBF' module, with the following function: z_i = sum_j(A_ij * (x_j - W_ij)^2), where 'A' is some learnable scaling matrix, where each row is normalized to unit L2 norm</text:p>
        </text:list-item>
        <text:list-item>
          <text:p text:style-name="P7">A multi-layer (hierarchical) RBF network</text:p>
        </text:list-item>
      </text:list>
      <text:p text:style-name="P2">Q3.6: Bonus points: Module differentiation testing:</text:p>
      <text:list xml:id="list938490715" text:style-name="L6">
        <text:list-item>
          <text:p text:style-name="P8">Devise a method that can test correctness of 'updateGradInput(…)' of any (differentiable) module.</text:p>
        </text:list-item>
        <text:list-item>
          <text:p text:style-name="P8">Implement the method</text:p>
        </text:list-item>
      </text:list>
      <text:h text:style-name="P15" text:outline-level="4"><text:bookmark text:name="part_4_-_experiments"/>Part 4 - Experiments</text:h>
      <text:p text:style-name="P2">You're going to train some models on the Isolet dataset.</text:p>
      <text:p text:style-name="P2">Q4.1: Plot a graph of “k” vs ”% error on the test set” where 'k' is the number of component we keep in the whitening step, with 'k' at least in [1,2,4,8,16,32,64,128,256,512,617]. Include performance of all models from Q2.2, <text:soft-page-break/>and a RBF network. For the 2-layer neural net and RBF, include networks containing 10, 20, 40 and 80 hidden units.</text:p>
      <text:p text:style-name="P2">Q4.2: Create a model that beats all models from (Q4.1) in terms of accuracy on the test-set. Any model is allowed (e.g. regularization, other value for 'k', other modules, etc.). Explain what you did, and give a function that exaclty reproduces your results.</text:p>
      <text:p text:style-name="P2">Q4.3: Bonus points if:</text:p>
      <text:list xml:id="list1051020670" text:style-name="L7">
        <text:list-item>
          <text:p text:style-name="P9">your model has lower than 3.27% error on the entire test set (which was the state of the art on September 12, 1994, when the dataset was released).</text:p>
        </text:list-item>
        <text:list-item>
          <text:p text:style-name="P9">performance is in the top 3 of submission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Helvetica, sans-serif"/>
    <style:font-face style:name="Lohit Hindi1" svg:font-family="'Lohit Hindi'"/>
    <style:font-face style:name="OpenSymbol" svg:font-family="OpenSymbol"/>
    <style:font-face style:name="Verdana" svg:font-family="Verdana, 'Lucida Grande', Lucida,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roid Sans" style:font-size-asian="12pt" style:font-weight-asian="bold" style:font-name-complex="Lohit Hindi"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5T22:52:12</meta:creation-date>
    <meta:generator>LibreOffice/3.5$Linux_X86_64 LibreOffice_project/350m1$Build-2</meta:generator>
    <dc:date>2012-11-25T23:19:24</dc:date>
    <meta:editing-duration>P0D</meta:editing-duration>
    <meta:editing-cycles>1</meta:editing-cycles>
    <meta:document-statistic meta:table-count="0" meta:image-count="0" meta:object-count="0" meta:page-count="3" meta:paragraph-count="45" meta:word-count="942" meta:character-count="5983" meta:non-whitespace-character-count="5098"/>
  </office:meta>
</office:document-meta>
</file>